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roman" style:font-pitch="variable"/>
    <style:font-face style:name="Helvetica-Narrow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tle-chapter" style:master-page-name="Standard">
      <style:paragraph-properties style:page-number="auto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p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Enter title</text:h>
      <text:p text:style-name="p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roman" style:font-pitch="variable"/>
    <style:font-face style:name="Helvetica-Narrow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p" style:class="chapter">
      <style:paragraph-properties fo:text-align="center" style:justify-single-word="false"/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" style:family="paragraph" style:parent-style-name="Standard">
      <style:paragraph-properties fo:margin-left="0%" fo:margin-right="0mm" fo:margin-top="4.2mm" fo:margin-bottom="0mm" fo:text-align="start" style:justify-single-word="false" fo:text-indent="0mm" style:auto-text-indent="false"/>
      <style:text-properties style:font-name="Times New Roman" fo:font-size="12pt" fo:font-style="normal"/>
    </style:style>
    <style:style style:name="h1" style:family="paragraph" style:parent-style-name="Heading_20_1" style:next-style-name="p">
      <style:paragraph-properties fo:margin-top="9.21mm" fo:margin-bottom="3.49mm" fo:keep-with-next="always"/>
      <style:text-properties style:font-name="Helvetica-Narrow" fo:font-size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p-indent" style:family="paragraph" style:parent-style-name="p">
      <style:paragraph-properties fo:margin-left="6mm" fo:margin-right="0mm" fo:text-indent="0mm" style:auto-text-indent="false"/>
    </style:style>
    <style:style style:name="bq1" style:family="paragraph" style:parent-style-name="p-indent">
      <style:paragraph-properties fo:margin-left="101%" fo:margin-right="0mm" fo:text-indent="0mm" style:auto-text-indent="false"/>
      <style:text-properties fo:font-style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4.98mm" style:type="center"/>
          <style:tab-stop style:position="129.98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64.98mm" style:type="center"/>
          <style:tab-stop style:position="129.98mm" style:type="right"/>
        </style:tab-stops>
      </style:paragraph-properties>
    </style:style>
    <style:style style:name="li1p" style:family="paragraph" style:parent-style-name="p-indent">
      <style:paragraph-properties fo:margin-left="101%" fo:margin-right="0mm" fo:margin-top="2.1mm" fo:margin-bottom="0mm" fo:text-indent="0mm" style:auto-text-indent="false"/>
      <style:text-properties fo:font-style="normal"/>
    </style:style>
    <style:style style:name="li1a" style:family="paragraph" style:parent-style-name="li1p" style:list-style-name="li1a">
      <style:paragraph-properties fo:margin-left="0%" fo:margin-right="0mm" fo:margin-top="2.1mm" fo:margin-bottom="0mm" fo:text-indent="0mm" style:auto-text-indent="false"/>
      <style:text-properties fo:font-style="normal"/>
    </style:style>
    <style:style style:name="li1i" style:family="paragraph" style:parent-style-name="li1p" style:list-style-name="li1i">
      <style:paragraph-properties fo:margin-left="0%" fo:margin-right="0mm" fo:margin-top="2.1mm" fo:margin-bottom="0mm" fo:text-indent="0mm" style:auto-text-indent="false"/>
      <style:text-properties fo:font-style="normal"/>
    </style:style>
    <style:style style:name="li1A" style:family="paragraph" style:parent-style-name="li1p" style:list-style-name="li1A">
      <style:paragraph-properties fo:margin-left="0%" fo:margin-right="0mm" fo:margin-top="2.1mm" fo:margin-bottom="0mm" fo:text-indent="0mm" style:auto-text-indent="false"/>
      <style:text-properties fo:font-style="normal"/>
    </style:style>
    <style:style style:name="li1I" style:family="paragraph" style:parent-style-name="li1p" style:list-style-name="li1I">
      <style:paragraph-properties fo:margin-left="0%" fo:margin-right="0mm" fo:margin-top="2.1mm" fo:margin-bottom="0mm" fo:text-indent="0mm" style:auto-text-indent="false"/>
      <style:text-properties fo:font-style="normal"/>
    </style:style>
    <style:style style:name="li1n" style:family="paragraph" style:parent-style-name="li1p" style:list-style-name="li1n">
      <style:paragraph-properties fo:margin-left="0%" fo:margin-right="0mm" fo:margin-top="2.1mm" fo:margin-bottom="0mm" fo:text-indent="0mm" style:auto-text-indent="false"/>
      <style:text-properties fo:font-style="normal"/>
    </style:style>
    <style:style style:name="li1b" style:family="paragraph" style:parent-style-name="li1p" style:list-style-name="li1b">
      <style:paragraph-properties fo:margin-left="0%" fo:margin-right="0mm" fo:margin-top="2.1mm" fo:margin-bottom="0mm" fo:text-indent="0mm" style:auto-text-indent="false"/>
      <style:text-properties fo:font-style="normal"/>
    </style:style>
    <style:style style:name="h1n" style:family="paragraph" style:parent-style-name="h1" style:next-style-name="p" style:default-outline-level="2"/>
    <style:style style:name="li2p" style:family="paragraph" style:parent-style-name="li1p">
      <style:paragraph-properties fo:margin-left="200%" fo:margin-right="0mm" fo:margin-top="2.1mm" fo:margin-bottom="0mm" fo:text-indent="0mm" style:auto-text-indent="false"/>
      <style:text-properties fo:font-style="normal"/>
    </style:style>
    <style:style style:name="li2a" style:family="paragraph" style:parent-style-name="li2p" style:list-style-name="li2a">
      <style:paragraph-properties fo:margin-left="50%" fo:margin-right="0mm" fo:margin-top="2.1mm" fo:margin-bottom="0mm" fo:text-indent="0mm" style:auto-text-indent="false"/>
      <style:text-properties fo:font-style="normal"/>
    </style:style>
    <style:style style:name="li2i" style:family="paragraph" style:parent-style-name="li2p" style:list-style-name="li2i">
      <style:paragraph-properties fo:margin-left="50%" fo:margin-right="0mm" fo:margin-top="2.1mm" fo:margin-bottom="0mm" fo:text-indent="0mm" style:auto-text-indent="false"/>
      <style:text-properties fo:font-style="normal"/>
    </style:style>
    <style:style style:name="li2A" style:family="paragraph" style:parent-style-name="li2p" style:list-style-name="li2A">
      <style:paragraph-properties fo:margin-left="50%" fo:margin-right="0mm" fo:margin-top="2.1mm" fo:margin-bottom="0mm" fo:text-indent="0mm" style:auto-text-indent="false"/>
      <style:text-properties fo:font-style="normal"/>
    </style:style>
    <style:style style:name="li2I" style:family="paragraph" style:parent-style-name="li2p" style:list-style-name="li2I">
      <style:paragraph-properties fo:margin-left="50%" fo:margin-right="0mm" fo:margin-top="2.1mm" fo:margin-bottom="0mm" fo:text-indent="0mm" style:auto-text-indent="false"/>
      <style:text-properties fo:font-style="normal"/>
    </style:style>
    <style:style style:name="li2n" style:family="paragraph" style:parent-style-name="li2p" style:list-style-name="li2n">
      <style:paragraph-properties fo:margin-left="50%" fo:margin-right="0mm" fo:margin-top="2.1mm" fo:margin-bottom="0mm" fo:text-indent="0mm" style:auto-text-indent="false"/>
      <style:text-properties fo:font-style="normal"/>
    </style:style>
    <style:style style:name="li2b" style:family="paragraph" style:parent-style-name="li2p" style:list-style-name="li2b">
      <style:paragraph-properties fo:margin-left="50%" fo:margin-right="0mm" fo:margin-top="2.1mm" fo:margin-bottom="0mm" fo:text-indent="0mm" style:auto-text-indent="false"/>
      <style:text-properties fo:font-style="normal"/>
    </style:style>
    <style:style style:name="h2" style:family="paragraph" style:parent-style-name="h1" style:next-style-name="p">
      <style:paragraph-properties fo:margin-top="7.37mm" fo:margin-bottom="2.79mm"/>
      <style:text-properties fo:font-size="13pt"/>
    </style:style>
    <style:style style:name="h2n" style:family="paragraph" style:parent-style-name="h2" style:next-style-name="p" style:default-outline-level="3"/>
    <style:style style:name="li3p" style:family="paragraph" style:parent-style-name="li2p">
      <style:paragraph-properties fo:margin-left="150%" fo:margin-right="0mm" fo:margin-top="2.1mm" fo:margin-bottom="0mm" fo:text-indent="0mm" style:auto-text-indent="false"/>
      <style:text-properties fo:font-style="normal"/>
    </style:style>
    <style:style style:name="li3a" style:family="paragraph" style:parent-style-name="li3p" style:list-style-name="li3a">
      <style:paragraph-properties fo:margin-left="67%" fo:margin-right="0mm" fo:margin-top="2.1mm" fo:margin-bottom="0mm" fo:text-indent="0mm" style:auto-text-indent="false"/>
      <style:text-properties fo:font-style="normal"/>
    </style:style>
    <style:style style:name="li3i" style:family="paragraph" style:parent-style-name="li3p" style:list-style-name="li3i">
      <style:paragraph-properties fo:margin-left="67%" fo:margin-right="0mm" fo:margin-top="2.1mm" fo:margin-bottom="0mm" fo:text-indent="0mm" style:auto-text-indent="false"/>
      <style:text-properties fo:font-style="normal"/>
    </style:style>
    <style:style style:name="li3A" style:family="paragraph" style:parent-style-name="li3p" style:list-style-name="li3A">
      <style:paragraph-properties fo:margin-left="67%" fo:margin-right="0mm" fo:margin-top="2.1mm" fo:margin-bottom="0mm" fo:text-indent="0mm" style:auto-text-indent="false"/>
      <style:text-properties fo:font-style="normal"/>
    </style:style>
    <style:style style:name="li3I" style:family="paragraph" style:parent-style-name="li3p" style:list-style-name="li3I">
      <style:paragraph-properties fo:margin-left="67%" fo:margin-right="0mm" fo:margin-top="2.1mm" fo:margin-bottom="0mm" fo:text-indent="0mm" style:auto-text-indent="false"/>
      <style:text-properties fo:font-style="normal"/>
    </style:style>
    <style:style style:name="li3n" style:family="paragraph" style:parent-style-name="li3p" style:list-style-name="li3n">
      <style:paragraph-properties fo:margin-left="67%" fo:margin-right="0mm" fo:margin-top="2.1mm" fo:margin-bottom="0mm" fo:text-indent="0mm" style:auto-text-indent="false"/>
      <style:text-properties fo:font-style="normal"/>
    </style:style>
    <style:style style:name="li3b" style:family="paragraph" style:parent-style-name="li3p" style:list-style-name="li3b">
      <style:paragraph-properties fo:margin-left="67%" fo:margin-right="0mm" fo:margin-top="2.1mm" fo:margin-bottom="0mm" fo:text-indent="0mm" style:auto-text-indent="false"/>
      <style:text-properties fo:font-style="normal"/>
    </style:style>
    <style:style style:name="h3" style:family="paragraph" style:parent-style-name="h2" style:next-style-name="p">
      <style:paragraph-properties fo:margin-top="5.54mm" fo:margin-bottom="2.08mm"/>
      <style:text-properties fo:font-size="13pt"/>
    </style:style>
    <style:style style:name="h3n" style:family="paragraph" style:parent-style-name="h3" style:next-style-name="p" style:default-outline-level="4"/>
    <style:style style:name="li4p" style:family="paragraph" style:parent-style-name="li3p">
      <style:paragraph-properties fo:margin-left="133%" fo:margin-right="0mm" fo:margin-top="2.1mm" fo:margin-bottom="0mm" fo:text-indent="0mm" style:auto-text-indent="false"/>
      <style:text-properties fo:font-style="normal"/>
    </style:style>
    <style:style style:name="li4a" style:family="paragraph" style:parent-style-name="li4p" style:list-style-name="li4a">
      <style:paragraph-properties fo:margin-left="75%" fo:margin-right="0mm" fo:margin-top="2.1mm" fo:margin-bottom="0mm" fo:text-indent="0mm" style:auto-text-indent="false"/>
      <style:text-properties fo:font-style="normal"/>
    </style:style>
    <style:style style:name="li4i" style:family="paragraph" style:parent-style-name="li4p" style:list-style-name="li4i">
      <style:paragraph-properties fo:margin-left="75%" fo:margin-right="0mm" fo:margin-top="2.1mm" fo:margin-bottom="0mm" fo:text-indent="0mm" style:auto-text-indent="false"/>
      <style:text-properties fo:font-style="normal"/>
    </style:style>
    <style:style style:name="li4A" style:family="paragraph" style:parent-style-name="li4p" style:list-style-name="li4A">
      <style:paragraph-properties fo:margin-left="75%" fo:margin-right="0mm" fo:margin-top="2.1mm" fo:margin-bottom="0mm" fo:text-indent="0mm" style:auto-text-indent="false"/>
      <style:text-properties fo:font-style="normal"/>
    </style:style>
    <style:style style:name="li4I" style:family="paragraph" style:parent-style-name="li4p" style:list-style-name="li4I">
      <style:paragraph-properties fo:margin-left="75%" fo:margin-right="0mm" fo:margin-top="2.1mm" fo:margin-bottom="0mm" fo:text-indent="0mm" style:auto-text-indent="false"/>
      <style:text-properties fo:font-style="normal"/>
    </style:style>
    <style:style style:name="li4n" style:family="paragraph" style:parent-style-name="li4p" style:list-style-name="li4n">
      <style:paragraph-properties fo:margin-left="75%" fo:margin-right="0mm" fo:margin-top="2.1mm" fo:margin-bottom="0mm" fo:text-indent="0mm" style:auto-text-indent="false"/>
      <style:text-properties fo:font-style="normal"/>
    </style:style>
    <style:style style:name="li4b" style:family="paragraph" style:parent-style-name="li4p" style:list-style-name="li4b">
      <style:paragraph-properties fo:margin-left="75%" fo:margin-right="0mm" fo:margin-top="2.1mm" fo:margin-bottom="0mm" fo:text-indent="0mm" style:auto-text-indent="false"/>
      <style:text-properties fo:font-style="normal"/>
    </style:style>
    <style:style style:name="h4" style:family="paragraph" style:parent-style-name="h3" style:next-style-name="p">
      <style:paragraph-properties fo:margin-top="3.69mm" fo:margin-bottom="1.39mm"/>
      <style:text-properties fo:font-size="13pt"/>
    </style:style>
    <style:style style:name="h4n" style:family="paragraph" style:parent-style-name="h4" style:next-style-name="p" style:default-outline-level="5"/>
    <style:style style:name="li5p" style:family="paragraph" style:parent-style-name="li4p">
      <style:paragraph-properties fo:margin-left="125%" fo:margin-right="0mm" fo:margin-top="2.1mm" fo:margin-bottom="0mm" fo:text-indent="0mm" style:auto-text-indent="false"/>
      <style:text-properties fo:font-style="normal"/>
    </style:style>
    <style:style style:name="li5a" style:family="paragraph" style:parent-style-name="li5p" style:list-style-name="li5a">
      <style:paragraph-properties fo:margin-left="80%" fo:margin-right="0mm" fo:margin-top="2.1mm" fo:margin-bottom="0mm" fo:text-indent="0mm" style:auto-text-indent="false"/>
      <style:text-properties fo:font-style="normal"/>
    </style:style>
    <style:style style:name="li5i" style:family="paragraph" style:parent-style-name="li5p" style:list-style-name="li5i">
      <style:paragraph-properties fo:margin-left="80%" fo:margin-right="0mm" fo:margin-top="2.1mm" fo:margin-bottom="0mm" fo:text-indent="0mm" style:auto-text-indent="false"/>
      <style:text-properties fo:font-style="normal"/>
    </style:style>
    <style:style style:name="li5A" style:family="paragraph" style:parent-style-name="li5p" style:list-style-name="li5A">
      <style:paragraph-properties fo:margin-left="80%" fo:margin-right="0mm" fo:margin-top="2.1mm" fo:margin-bottom="0mm" fo:text-indent="0mm" style:auto-text-indent="false"/>
      <style:text-properties fo:font-style="normal"/>
    </style:style>
    <style:style style:name="li5I" style:family="paragraph" style:parent-style-name="li5p" style:list-style-name="li5I">
      <style:paragraph-properties fo:margin-left="80%" fo:margin-right="0mm" fo:margin-top="2.1mm" fo:margin-bottom="0mm" fo:text-indent="0mm" style:auto-text-indent="false"/>
      <style:text-properties fo:font-style="normal"/>
    </style:style>
    <style:style style:name="li5n" style:family="paragraph" style:parent-style-name="li5p" style:list-style-name="li5n">
      <style:paragraph-properties fo:margin-left="80%" fo:margin-right="0mm" fo:margin-top="2.1mm" fo:margin-bottom="0mm" fo:text-indent="0mm" style:auto-text-indent="false"/>
      <style:text-properties fo:font-style="normal"/>
    </style:style>
    <style:style style:name="li5b" style:family="paragraph" style:parent-style-name="li5p" style:list-style-name="li5b">
      <style:paragraph-properties fo:margin-left="80%" fo:margin-right="0mm" fo:margin-top="2.1mm" fo:margin-bottom="0mm" fo:text-indent="0mm" style:auto-text-indent="false"/>
      <style:text-properties fo:font-style="normal"/>
    </style:style>
    <style:style style:name="h5" style:family="paragraph" style:parent-style-name="h4" style:next-style-name="p">
      <style:paragraph-properties fo:margin-top="1.83mm" fo:margin-bottom="0mm"/>
      <style:text-properties fo:font-size="12pt"/>
    </style:style>
    <style:style style:name="h5n" style:family="paragraph" style:parent-style-name="h5" style:next-style-name="p" style:default-outline-level="6"/>
    <style:style style:name="dd1" style:family="paragraph" style:parent-style-name="p-indent">
      <style:paragraph-properties fo:margin-left="101%" fo:margin-right="0mm" fo:margin-top="2.1mm" fo:margin-bottom="0mm" fo:text-indent="0mm" style:auto-text-indent="false"/>
      <style:text-properties fo:font-style="normal"/>
    </style:style>
    <style:style style:name="dt1" style:family="paragraph" style:parent-style-name="p" style:next-style-name="dd1">
      <style:paragraph-properties fo:margin-left="0%" fo:margin-right="0mm" fo:margin-top="2.1mm" fo:margin-bottom="0mm" fo:text-indent="0mm" style:auto-text-indent="false"/>
      <style:text-properties fo:font-weight="bold"/>
    </style:style>
    <style:style style:name="dd2" style:family="paragraph" style:parent-style-name="dd1">
      <style:paragraph-properties fo:margin-left="200%" fo:margin-right="0mm" fo:text-indent="0mm" style:auto-text-indent="false"/>
    </style:style>
    <style:style style:name="dd3" style:family="paragraph" style:parent-style-name="dd2">
      <style:paragraph-properties fo:margin-left="150%" fo:margin-right="0mm" fo:text-indent="0mm" style:auto-text-indent="false"/>
    </style:style>
    <style:style style:name="dd4" style:family="paragraph" style:parent-style-name="dd3">
      <style:paragraph-properties fo:margin-left="133%" fo:margin-right="0mm" fo:text-indent="0mm" style:auto-text-indent="false"/>
    </style:style>
    <style:style style:name="dd5" style:family="paragraph" style:parent-style-name="dd4">
      <style:paragraph-properties fo:margin-left="125%" fo:margin-right="0mm" fo:text-indent="0mm" style:auto-text-indent="false"/>
    </style:style>
    <style:style style:name="dt2" style:family="paragraph" style:parent-style-name="dd1" style:next-style-name="dd2">
      <style:paragraph-properties fo:margin-left="101%" fo:margin-right="0mm" fo:margin-top="2.1mm" fo:margin-bottom="0mm" fo:text-indent="0mm" style:auto-text-indent="false"/>
      <style:text-properties fo:font-weight="bold"/>
    </style:style>
    <style:style style:name="dt3" style:family="paragraph" style:parent-style-name="dt2" style:next-style-name="dd3">
      <style:paragraph-properties fo:margin-left="200%" fo:margin-right="0mm" fo:text-indent="0mm" style:auto-text-indent="false"/>
    </style:style>
    <style:style style:name="dt4" style:family="paragraph" style:parent-style-name="dt3" style:next-style-name="dd4">
      <style:paragraph-properties fo:margin-left="150%" fo:margin-right="0mm" fo:text-indent="0mm" style:auto-text-indent="false"/>
    </style:style>
    <style:style style:name="dt5" style:family="paragraph" style:parent-style-name="dt4" style:next-style-name="dd5">
      <style:paragraph-properties fo:margin-left="133%" fo:margin-right="0mm" fo:text-indent="0mm" style:auto-text-indent="false"/>
    </style:style>
    <style:style style:name="pre1" style:family="paragraph" style:parent-style-name="p-indent">
      <style:paragraph-properties fo:margin-left="101%" fo:margin-right="0mm" fo:text-indent="0mm" style:auto-text-indent="false" fo:background-color="#cccccc">
        <style:background-image/>
      </style:paragraph-properties>
      <style:text-properties style:font-name="Courier New" fo:font-size="10pt" fo:font-style="normal"/>
    </style:style>
    <style:style style:name="pre2" style:family="paragraph" style:parent-style-name="pre1">
      <style:paragraph-properties fo:margin-left="200%" fo:margin-right="0mm" fo:text-indent="0mm" style:auto-text-indent="false"/>
    </style:style>
    <style:style style:name="pre3" style:family="paragraph" style:parent-style-name="pre2">
      <style:paragraph-properties fo:margin-left="150%" fo:margin-right="0mm" fo:text-indent="0mm" style:auto-text-indent="false"/>
    </style:style>
    <style:style style:name="pre4" style:family="paragraph" style:parent-style-name="pre3">
      <style:paragraph-properties fo:margin-left="133%" fo:margin-right="0mm" fo:text-indent="0mm" style:auto-text-indent="false"/>
    </style:style>
    <style:style style:name="pre5" style:family="paragraph" style:parent-style-name="pre4">
      <style:paragraph-properties fo:margin-left="125%" fo:margin-right="0mm" fo:text-indent="0mm" style:auto-text-indent="false"/>
    </style:style>
    <style:style style:name="bq2" style:family="paragraph" style:parent-style-name="bq1">
      <style:paragraph-properties fo:margin-left="200%" fo:margin-right="0mm" fo:text-indent="0mm" style:auto-text-indent="false"/>
    </style:style>
    <style:style style:name="bq3" style:family="paragraph" style:parent-style-name="bq2">
      <style:paragraph-properties fo:margin-left="150%" fo:margin-right="0mm" fo:text-indent="0mm" style:auto-text-indent="false"/>
    </style:style>
    <style:style style:name="bq4" style:family="paragraph" style:parent-style-name="bq3">
      <style:paragraph-properties fo:margin-left="133%" fo:margin-right="0mm" fo:text-indent="0mm" style:auto-text-indent="false"/>
    </style:style>
    <style:style style:name="bq5" style:family="paragraph" style:parent-style-name="bq4">
      <style:paragraph-properties fo:margin-left="125%" fo:margin-right="0mm" fo:text-indent="0mm" style:auto-text-indent="false"/>
    </style:style>
    <style:style style:name="bq1source" style:family="paragraph" style:parent-style-name="bq1" style:next-style-name="p">
      <style:paragraph-properties fo:margin-left="101%" fo:margin-right="0mm" fo:margin-top="1.01mm" fo:margin-bottom="0mm" fo:text-indent="0mm" style:auto-text-indent="false"/>
      <style:text-properties fo:font-size="9pt" fo:font-style="normal"/>
    </style:style>
    <style:style style:name="bq2source" style:family="paragraph" style:parent-style-name="bq1source">
      <style:paragraph-properties fo:margin-left="200%" fo:margin-right="0mm" fo:text-indent="0mm" style:auto-text-indent="false"/>
    </style:style>
    <style:style style:name="bq3source" style:family="paragraph" style:parent-style-name="bq2source">
      <style:paragraph-properties fo:margin-left="150%" fo:margin-right="0mm" fo:text-indent="0mm" style:auto-text-indent="false"/>
    </style:style>
    <style:style style:name="bq4source" style:family="paragraph" style:parent-style-name="bq3source">
      <style:paragraph-properties fo:margin-left="133%" fo:margin-right="0mm" fo:text-indent="0mm" style:auto-text-indent="false"/>
    </style:style>
    <style:style style:name="bq5source" style:family="paragraph" style:parent-style-name="bq4source">
      <style:paragraph-properties fo:margin-left="125%" fo:margin-right="0mm" fo:text-indent="0mm" style:auto-text-indent="false"/>
    </style:style>
    <style:style style:name="Title-chapter" style:family="paragraph" style:parent-style-name="Title" style:next-style-name="p" style:default-outline-level="1"/>
    <style:style style:name="Title-book" style:family="paragraph" style:parent-style-name="Title" style:next-style-name="p">
      <style:paragraph-properties fo:margin-top="14.01mm" fo:margin-bottom="0mm"/>
      <style:text-properties fo:font-size="36pt"/>
    </style:style>
    <style:style style:name="p-center" style:family="paragraph" style:parent-style-name="p">
      <style:paragraph-properties fo:margin-left="0%" fo:margin-right="0mm" fo:margin-top="4.2mm" fo:margin-bottom="0mm" fo:text-align="center" style:justify-single-word="false" fo:text-indent="0mm" style:auto-text-indent="false"/>
      <style:text-properties style:font-name="Times New Roman" fo:font-size="11pt" fo:font-style="normal"/>
    </style:style>
    <style:style style:name="p-right" style:family="paragraph" style:parent-style-name="p">
      <style:paragraph-properties fo:margin-left="0%" fo:margin-right="0mm" fo:margin-top="4.2mm" fo:margin-bottom="0mm" fo:text-align="end" style:justify-single-word="false" fo:text-indent="0mm" style:auto-text-indent="false"/>
      <style:text-properties style:font-name="Times New Roman" fo:font-size="11pt" fo:font-style="normal"/>
    </style:style>
    <style:style style:name="i-b" style:family="text">
      <style:text-properties fo:font-weight="bold"/>
    </style:style>
    <style:style style:name="i-i" style:family="text">
      <style:text-properties fo:font-style="italic"/>
    </style:style>
    <style:style style:name="i-code" style:family="text">
      <style:text-properties style:font-name="Courier New" fo:font-size="11pt"/>
    </style:style>
    <style:style style:name="i-sub" style:family="text">
      <style:text-properties style:text-position="-33% 100%" fo:font-size="9pt"/>
    </style:style>
    <style:style style:name="i-sup" style:family="text">
      <style:text-properties style:text-position="33% 100%" fo:font-size="9pt"/>
    </style:style>
    <style:style style:name="i-latex" style:family="text" style:parent-style-name="i-code"/>
    <text:outline-style style:name="Outline">
      <text:outline-level-style text:level="1" style:num-prefix="Chapter " style:num-format="1">
        <style:list-level-properties text:min-label-distance="3.81mm"/>
      </text:outline-level-style>
      <text:outline-level-style text:level="2" style:num-format="1">
        <style:list-level-properties text:min-label-distance="3.81mm"/>
      </text:outline-level-style>
      <text:outline-level-style text:level="3" style:num-format="1" text:display-levels="2">
        <style:list-level-properties text:min-label-distance="3.81mm"/>
      </text:outline-level-style>
      <text:outline-level-style text:level="4" style:num-format="1" text:display-levels="3">
        <style:list-level-properties text:min-label-distance="3.81mm"/>
      </text:outline-level-style>
      <text:outline-level-style text:level="5" style:num-format="1" text:display-levels="4">
        <style:list-level-properties text:min-label-distance="3.81mm"/>
      </text:outline-level-style>
      <text:outline-level-style text:level="6" style:num-format="1" text:display-levels="5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list-style style:name="li1a">
      <text:list-level-style-number text:level="1" style:num-suffix="." style:num-format="a">
        <style:list-level-properties text:min-label-width="6mm"/>
      </text:list-level-style-number>
      <text:list-level-style-number text:level="2" style:num-suffix="." style:num-format="a">
        <style:list-level-properties text:min-label-width="6mm"/>
      </text:list-level-style-number>
      <text:list-level-style-number text:level="3" style:num-suffix="." style:num-format="a">
        <style:list-level-properties text:min-label-width="6mm"/>
      </text:list-level-style-number>
      <text:list-level-style-number text:level="4" style:num-suffix="." style:num-format="a">
        <style:list-level-properties text:min-label-width="6mm"/>
      </text:list-level-style-number>
      <text:list-level-style-number text:level="5" style:num-suffix="." style:num-format="a">
        <style:list-level-properties text:min-label-width="6mm"/>
      </text:list-level-style-number>
      <text:list-level-style-number text:level="6" style:num-suffix="." style:num-format="a">
        <style:list-level-properties text:min-label-width="6mm"/>
      </text:list-level-style-number>
      <text:list-level-style-number text:level="7" style:num-suffix="." style:num-format="a">
        <style:list-level-properties text:min-label-width="6mm"/>
      </text:list-level-style-number>
      <text:list-level-style-number text:level="8" style:num-suffix="." style:num-format="a">
        <style:list-level-properties text:min-label-width="6mm"/>
      </text:list-level-style-number>
      <text:list-level-style-number text:level="9" style:num-suffix="." style:num-format="a">
        <style:list-level-properties text:min-label-width="6mm"/>
      </text:list-level-style-number>
      <text:list-level-style-number text:level="10" style:num-suffix="." style:num-format="a">
        <style:list-level-properties text:min-label-width="6mm"/>
      </text:list-level-style-number>
    </text:list-style>
    <text:list-style style:name="li1i">
      <text:list-level-style-number text:level="1" style:num-suffix="." style:num-format="i">
        <style:list-level-properties text:min-label-width="6mm"/>
      </text:list-level-style-number>
      <text:list-level-style-number text:level="2" style:num-suffix="." style:num-format="i">
        <style:list-level-properties text:min-label-width="6mm"/>
      </text:list-level-style-number>
      <text:list-level-style-number text:level="3" style:num-suffix="." style:num-format="i">
        <style:list-level-properties text:min-label-width="6mm"/>
      </text:list-level-style-number>
      <text:list-level-style-number text:level="4" style:num-suffix="." style:num-format="i">
        <style:list-level-properties text:min-label-width="6mm"/>
      </text:list-level-style-number>
      <text:list-level-style-number text:level="5" style:num-suffix="." style:num-format="i">
        <style:list-level-properties text:min-label-width="6mm"/>
      </text:list-level-style-number>
      <text:list-level-style-number text:level="6" style:num-suffix="." style:num-format="i">
        <style:list-level-properties text:min-label-width="6mm"/>
      </text:list-level-style-number>
      <text:list-level-style-number text:level="7" style:num-suffix="." style:num-format="i">
        <style:list-level-properties text:min-label-width="6mm"/>
      </text:list-level-style-number>
      <text:list-level-style-number text:level="8" style:num-suffix="." style:num-format="i">
        <style:list-level-properties text:min-label-width="6mm"/>
      </text:list-level-style-number>
      <text:list-level-style-number text:level="9" style:num-suffix="." style:num-format="i">
        <style:list-level-properties text:min-label-width="6mm"/>
      </text:list-level-style-number>
      <text:list-level-style-number text:level="10" style:num-suffix="." style:num-format="i">
        <style:list-level-properties text:min-label-width="6mm"/>
      </text:list-level-style-number>
    </text:list-style>
    <text:list-style style:name="li1A">
      <text:list-level-style-number text:level="1" style:num-suffix="." style:num-format="A">
        <style:list-level-properties text:min-label-width="6mm"/>
      </text:list-level-style-number>
      <text:list-level-style-number text:level="2" style:num-suffix="." style:num-format="A">
        <style:list-level-properties text:min-label-width="6mm"/>
      </text:list-level-style-number>
      <text:list-level-style-number text:level="3" style:num-suffix="." style:num-format="A">
        <style:list-level-properties text:min-label-width="6mm"/>
      </text:list-level-style-number>
      <text:list-level-style-number text:level="4" style:num-suffix="." style:num-format="A">
        <style:list-level-properties text:min-label-width="6mm"/>
      </text:list-level-style-number>
      <text:list-level-style-number text:level="5" style:num-suffix="." style:num-format="A">
        <style:list-level-properties text:min-label-width="6mm"/>
      </text:list-level-style-number>
      <text:list-level-style-number text:level="6" style:num-suffix="." style:num-format="A">
        <style:list-level-properties text:min-label-width="6mm"/>
      </text:list-level-style-number>
      <text:list-level-style-number text:level="7" style:num-suffix="." style:num-format="A">
        <style:list-level-properties text:min-label-width="6mm"/>
      </text:list-level-style-number>
      <text:list-level-style-number text:level="8" style:num-suffix="." style:num-format="A">
        <style:list-level-properties text:min-label-width="6mm"/>
      </text:list-level-style-number>
      <text:list-level-style-number text:level="9" style:num-suffix="." style:num-format="A">
        <style:list-level-properties text:min-label-width="6mm"/>
      </text:list-level-style-number>
      <text:list-level-style-number text:level="10" style:num-suffix="." style:num-format="A">
        <style:list-level-properties text:min-label-width="6mm"/>
      </text:list-level-style-number>
    </text:list-style>
    <text:list-style style:name="li1I">
      <text:list-level-style-number text:level="1" style:num-suffix="." style:num-format="I">
        <style:list-level-properties text:min-label-width="6mm"/>
      </text:list-level-style-number>
      <text:list-level-style-number text:level="2" style:num-suffix="." style:num-format="I">
        <style:list-level-properties text:min-label-width="6mm"/>
      </text:list-level-style-number>
      <text:list-level-style-number text:level="3" style:num-suffix="." style:num-format="I">
        <style:list-level-properties text:min-label-width="6mm"/>
      </text:list-level-style-number>
      <text:list-level-style-number text:level="4" style:num-suffix="." style:num-format="I">
        <style:list-level-properties text:min-label-width="6mm"/>
      </text:list-level-style-number>
      <text:list-level-style-number text:level="5" style:num-suffix="." style:num-format="I">
        <style:list-level-properties text:min-label-width="6mm"/>
      </text:list-level-style-number>
      <text:list-level-style-number text:level="6" style:num-suffix="." style:num-format="I">
        <style:list-level-properties text:min-label-width="6mm"/>
      </text:list-level-style-number>
      <text:list-level-style-number text:level="7" style:num-suffix="." style:num-format="I">
        <style:list-level-properties text:min-label-width="6mm"/>
      </text:list-level-style-number>
      <text:list-level-style-number text:level="8" style:num-suffix="." style:num-format="I">
        <style:list-level-properties text:min-label-width="6mm"/>
      </text:list-level-style-number>
      <text:list-level-style-number text:level="9" style:num-suffix="." style:num-format="I">
        <style:list-level-properties text:min-label-width="6mm"/>
      </text:list-level-style-number>
      <text:list-level-style-number text:level="10" style:num-suffix="." style:num-format="I">
        <style:list-level-properties text:min-label-width="6mm"/>
      </text:list-level-style-number>
    </text:list-style>
    <text:list-style style:name="li1n">
      <text:list-level-style-number text:level="1" style:num-suffix="." style:num-format="1">
        <style:list-level-properties text:min-label-width="6mm"/>
      </text:list-level-style-number>
      <text:list-level-style-number text:level="2" style:num-suffix="." style:num-format="1">
        <style:list-level-properties text:min-label-width="6mm"/>
      </text:list-level-style-number>
      <text:list-level-style-number text:level="3" style:num-suffix="." style:num-format="1">
        <style:list-level-properties text:min-label-width="6mm"/>
      </text:list-level-style-number>
      <text:list-level-style-number text:level="4" style:num-suffix="." style:num-format="1">
        <style:list-level-properties text:min-label-width="6mm"/>
      </text:list-level-style-number>
      <text:list-level-style-number text:level="5" style:num-suffix="." style:num-format="1">
        <style:list-level-properties text:min-label-width="6mm"/>
      </text:list-level-style-number>
      <text:list-level-style-number text:level="6" style:num-suffix="." style:num-format="1">
        <style:list-level-properties text:min-label-width="6mm"/>
      </text:list-level-style-number>
      <text:list-level-style-number text:level="7" style:num-suffix="." style:num-format="1">
        <style:list-level-properties text:min-label-width="6mm"/>
      </text:list-level-style-number>
      <text:list-level-style-number text:level="8" style:num-suffix="." style:num-format="1">
        <style:list-level-properties text:min-label-width="6mm"/>
      </text:list-level-style-number>
      <text:list-level-style-number text:level="9" style:num-suffix="." style:num-format="1">
        <style:list-level-properties text:min-label-width="6mm"/>
      </text:list-level-style-number>
      <text:list-level-style-number text:level="10" style:num-suffix="." style:num-format="1">
        <style:list-level-properties text:min-label-width="6mm"/>
      </text:list-level-style-number>
    </text:list-style>
    <text:list-style style:name="li1b">
      <text:list-level-style-bullet text:level="1" style:num-suffix="." text:bullet-char="●">
        <style:list-level-properties text:min-label-width="6mm"/>
      </text:list-level-style-bullet>
      <text:list-level-style-bullet text:level="2" style:num-suffix="." text:bullet-char="○">
        <style:list-level-properties text:min-label-width="6mm"/>
      </text:list-level-style-bullet>
      <text:list-level-style-bullet text:level="3" style:num-suffix="." text:bullet-char="■">
        <style:list-level-properties text:min-label-width="6mm"/>
      </text:list-level-style-bullet>
      <text:list-level-style-bullet text:level="4" style:num-suffix="." text:bullet-char="●">
        <style:list-level-properties text:min-label-width="6mm"/>
      </text:list-level-style-bullet>
      <text:list-level-style-bullet text:level="5" style:num-suffix="." text:bullet-char="○">
        <style:list-level-properties text:min-label-width="6mm"/>
      </text:list-level-style-bullet>
      <text:list-level-style-bullet text:level="6" style:num-suffix="." text:bullet-char="■">
        <style:list-level-properties text:min-label-width="6mm"/>
      </text:list-level-style-bullet>
      <text:list-level-style-bullet text:level="7" style:num-suffix="." text:bullet-char="●">
        <style:list-level-properties text:min-label-width="6mm"/>
      </text:list-level-style-bullet>
      <text:list-level-style-bullet text:level="8" style:num-suffix="." text:bullet-char="○">
        <style:list-level-properties text:min-label-width="6mm"/>
      </text:list-level-style-bullet>
      <text:list-level-style-bullet text:level="9" style:num-suffix="." text:bullet-char="■">
        <style:list-level-properties text:min-label-width="6mm"/>
      </text:list-level-style-bullet>
      <text:list-level-style-bullet text:level="10" style:num-suffix="." text:bullet-char="●">
        <style:list-level-properties text:min-label-width="6mm"/>
      </text:list-level-style-bullet>
    </text:list-style>
    <text:list-style style:name="li2a">
      <text:list-level-style-number text:level="1" style:num-suffix="." style:num-format="a">
        <style:list-level-properties text:min-label-width="6mm"/>
      </text:list-level-style-number>
      <text:list-level-style-number text:level="2" style:num-suffix="." style:num-format="a">
        <style:list-level-properties text:min-label-width="6mm"/>
      </text:list-level-style-number>
      <text:list-level-style-number text:level="3" style:num-suffix="." style:num-format="a">
        <style:list-level-properties text:min-label-width="6mm"/>
      </text:list-level-style-number>
      <text:list-level-style-number text:level="4" style:num-suffix="." style:num-format="a">
        <style:list-level-properties text:min-label-width="6mm"/>
      </text:list-level-style-number>
      <text:list-level-style-number text:level="5" style:num-suffix="." style:num-format="a">
        <style:list-level-properties text:min-label-width="6mm"/>
      </text:list-level-style-number>
      <text:list-level-style-number text:level="6" style:num-suffix="." style:num-format="a">
        <style:list-level-properties text:min-label-width="6mm"/>
      </text:list-level-style-number>
      <text:list-level-style-number text:level="7" style:num-suffix="." style:num-format="a">
        <style:list-level-properties text:min-label-width="6mm"/>
      </text:list-level-style-number>
      <text:list-level-style-number text:level="8" style:num-suffix="." style:num-format="a">
        <style:list-level-properties text:min-label-width="6mm"/>
      </text:list-level-style-number>
      <text:list-level-style-number text:level="9" style:num-suffix="." style:num-format="a">
        <style:list-level-properties text:min-label-width="6mm"/>
      </text:list-level-style-number>
      <text:list-level-style-number text:level="10" style:num-suffix="." style:num-format="a">
        <style:list-level-properties text:min-label-width="6mm"/>
      </text:list-level-style-number>
    </text:list-style>
    <text:list-style style:name="li2i">
      <text:list-level-style-number text:level="1" style:num-suffix="." style:num-format="i">
        <style:list-level-properties text:min-label-width="6mm"/>
      </text:list-level-style-number>
      <text:list-level-style-number text:level="2" style:num-suffix="." style:num-format="i">
        <style:list-level-properties text:min-label-width="6mm"/>
      </text:list-level-style-number>
      <text:list-level-style-number text:level="3" style:num-suffix="." style:num-format="i">
        <style:list-level-properties text:min-label-width="6mm"/>
      </text:list-level-style-number>
      <text:list-level-style-number text:level="4" style:num-suffix="." style:num-format="i">
        <style:list-level-properties text:min-label-width="6mm"/>
      </text:list-level-style-number>
      <text:list-level-style-number text:level="5" style:num-suffix="." style:num-format="i">
        <style:list-level-properties text:min-label-width="6mm"/>
      </text:list-level-style-number>
      <text:list-level-style-number text:level="6" style:num-suffix="." style:num-format="i">
        <style:list-level-properties text:min-label-width="6mm"/>
      </text:list-level-style-number>
      <text:list-level-style-number text:level="7" style:num-suffix="." style:num-format="i">
        <style:list-level-properties text:min-label-width="6mm"/>
      </text:list-level-style-number>
      <text:list-level-style-number text:level="8" style:num-suffix="." style:num-format="i">
        <style:list-level-properties text:min-label-width="6mm"/>
      </text:list-level-style-number>
      <text:list-level-style-number text:level="9" style:num-suffix="." style:num-format="i">
        <style:list-level-properties text:min-label-width="6mm"/>
      </text:list-level-style-number>
      <text:list-level-style-number text:level="10" style:num-suffix="." style:num-format="i">
        <style:list-level-properties text:min-label-width="6mm"/>
      </text:list-level-style-number>
    </text:list-style>
    <text:list-style style:name="li2A">
      <text:list-level-style-number text:level="1" style:num-suffix="." style:num-format="A">
        <style:list-level-properties text:min-label-width="6mm"/>
      </text:list-level-style-number>
      <text:list-level-style-number text:level="2" style:num-suffix="." style:num-format="A">
        <style:list-level-properties text:min-label-width="6mm"/>
      </text:list-level-style-number>
      <text:list-level-style-number text:level="3" style:num-suffix="." style:num-format="A">
        <style:list-level-properties text:min-label-width="6mm"/>
      </text:list-level-style-number>
      <text:list-level-style-number text:level="4" style:num-suffix="." style:num-format="A">
        <style:list-level-properties text:min-label-width="6mm"/>
      </text:list-level-style-number>
      <text:list-level-style-number text:level="5" style:num-suffix="." style:num-format="A">
        <style:list-level-properties text:min-label-width="6mm"/>
      </text:list-level-style-number>
      <text:list-level-style-number text:level="6" style:num-suffix="." style:num-format="A">
        <style:list-level-properties text:min-label-width="6mm"/>
      </text:list-level-style-number>
      <text:list-level-style-number text:level="7" style:num-suffix="." style:num-format="A">
        <style:list-level-properties text:min-label-width="6mm"/>
      </text:list-level-style-number>
      <text:list-level-style-number text:level="8" style:num-suffix="." style:num-format="A">
        <style:list-level-properties text:min-label-width="6mm"/>
      </text:list-level-style-number>
      <text:list-level-style-number text:level="9" style:num-suffix="." style:num-format="A">
        <style:list-level-properties text:min-label-width="6mm"/>
      </text:list-level-style-number>
      <text:list-level-style-number text:level="10" style:num-suffix="." style:num-format="A">
        <style:list-level-properties text:min-label-width="6mm"/>
      </text:list-level-style-number>
    </text:list-style>
    <text:list-style style:name="li2I">
      <text:list-level-style-number text:level="1" style:num-suffix="." style:num-format="I">
        <style:list-level-properties text:min-label-width="6mm"/>
      </text:list-level-style-number>
      <text:list-level-style-number text:level="2" style:num-suffix="." style:num-format="I">
        <style:list-level-properties text:min-label-width="6mm"/>
      </text:list-level-style-number>
      <text:list-level-style-number text:level="3" style:num-suffix="." style:num-format="I">
        <style:list-level-properties text:min-label-width="6mm"/>
      </text:list-level-style-number>
      <text:list-level-style-number text:level="4" style:num-suffix="." style:num-format="I">
        <style:list-level-properties text:min-label-width="6mm"/>
      </text:list-level-style-number>
      <text:list-level-style-number text:level="5" style:num-suffix="." style:num-format="I">
        <style:list-level-properties text:min-label-width="6mm"/>
      </text:list-level-style-number>
      <text:list-level-style-number text:level="6" style:num-suffix="." style:num-format="I">
        <style:list-level-properties text:min-label-width="6mm"/>
      </text:list-level-style-number>
      <text:list-level-style-number text:level="7" style:num-suffix="." style:num-format="I">
        <style:list-level-properties text:min-label-width="6mm"/>
      </text:list-level-style-number>
      <text:list-level-style-number text:level="8" style:num-suffix="." style:num-format="I">
        <style:list-level-properties text:min-label-width="6mm"/>
      </text:list-level-style-number>
      <text:list-level-style-number text:level="9" style:num-suffix="." style:num-format="I">
        <style:list-level-properties text:min-label-width="6mm"/>
      </text:list-level-style-number>
      <text:list-level-style-number text:level="10" style:num-suffix="." style:num-format="I">
        <style:list-level-properties text:min-label-width="6mm"/>
      </text:list-level-style-number>
    </text:list-style>
    <text:list-style style:name="li2n">
      <text:list-level-style-number text:level="1" style:num-suffix="." style:num-format="1">
        <style:list-level-properties text:min-label-width="6mm"/>
      </text:list-level-style-number>
      <text:list-level-style-number text:level="2" style:num-suffix="." style:num-format="1">
        <style:list-level-properties text:min-label-width="6mm"/>
      </text:list-level-style-number>
      <text:list-level-style-number text:level="3" style:num-suffix="." style:num-format="1">
        <style:list-level-properties text:min-label-width="6mm"/>
      </text:list-level-style-number>
      <text:list-level-style-number text:level="4" style:num-suffix="." style:num-format="1">
        <style:list-level-properties text:min-label-width="6mm"/>
      </text:list-level-style-number>
      <text:list-level-style-number text:level="5" style:num-suffix="." style:num-format="1">
        <style:list-level-properties text:min-label-width="6mm"/>
      </text:list-level-style-number>
      <text:list-level-style-number text:level="6" style:num-suffix="." style:num-format="1">
        <style:list-level-properties text:min-label-width="6mm"/>
      </text:list-level-style-number>
      <text:list-level-style-number text:level="7" style:num-suffix="." style:num-format="1">
        <style:list-level-properties text:min-label-width="6mm"/>
      </text:list-level-style-number>
      <text:list-level-style-number text:level="8" style:num-suffix="." style:num-format="1">
        <style:list-level-properties text:min-label-width="6mm"/>
      </text:list-level-style-number>
      <text:list-level-style-number text:level="9" style:num-suffix="." style:num-format="1">
        <style:list-level-properties text:min-label-width="6mm"/>
      </text:list-level-style-number>
      <text:list-level-style-number text:level="10" style:num-suffix="." style:num-format="1">
        <style:list-level-properties text:min-label-width="6mm"/>
      </text:list-level-style-number>
    </text:list-style>
    <text:list-style style:name="li2b">
      <text:list-level-style-bullet text:level="1" style:num-suffix="." text:bullet-char="●">
        <style:list-level-properties text:min-label-width="6mm"/>
      </text:list-level-style-bullet>
      <text:list-level-style-bullet text:level="2" style:num-suffix="." text:bullet-char="○">
        <style:list-level-properties text:min-label-width="6mm"/>
      </text:list-level-style-bullet>
      <text:list-level-style-bullet text:level="3" style:num-suffix="." text:bullet-char="■">
        <style:list-level-properties text:min-label-width="6mm"/>
      </text:list-level-style-bullet>
      <text:list-level-style-bullet text:level="4" style:num-suffix="." text:bullet-char="●">
        <style:list-level-properties text:min-label-width="6mm"/>
      </text:list-level-style-bullet>
      <text:list-level-style-bullet text:level="5" style:num-suffix="." text:bullet-char="○">
        <style:list-level-properties text:min-label-width="6mm"/>
      </text:list-level-style-bullet>
      <text:list-level-style-bullet text:level="6" style:num-suffix="." text:bullet-char="■">
        <style:list-level-properties text:min-label-width="6mm"/>
      </text:list-level-style-bullet>
      <text:list-level-style-bullet text:level="7" style:num-suffix="." text:bullet-char="●">
        <style:list-level-properties text:min-label-width="6mm"/>
      </text:list-level-style-bullet>
      <text:list-level-style-bullet text:level="8" style:num-suffix="." text:bullet-char="○">
        <style:list-level-properties text:min-label-width="6mm"/>
      </text:list-level-style-bullet>
      <text:list-level-style-bullet text:level="9" style:num-suffix="." text:bullet-char="■">
        <style:list-level-properties text:min-label-width="6mm"/>
      </text:list-level-style-bullet>
      <text:list-level-style-bullet text:level="10" style:num-suffix="." text:bullet-char="●">
        <style:list-level-properties text:min-label-width="6mm"/>
      </text:list-level-style-bullet>
    </text:list-style>
    <text:list-style style:name="li3a">
      <text:list-level-style-number text:level="1" style:num-suffix="." style:num-format="a">
        <style:list-level-properties text:min-label-width="6mm"/>
      </text:list-level-style-number>
      <text:list-level-style-number text:level="2" style:num-suffix="." style:num-format="a">
        <style:list-level-properties text:min-label-width="6mm"/>
      </text:list-level-style-number>
      <text:list-level-style-number text:level="3" style:num-suffix="." style:num-format="a">
        <style:list-level-properties text:min-label-width="6mm"/>
      </text:list-level-style-number>
      <text:list-level-style-number text:level="4" style:num-suffix="." style:num-format="a">
        <style:list-level-properties text:min-label-width="6mm"/>
      </text:list-level-style-number>
      <text:list-level-style-number text:level="5" style:num-suffix="." style:num-format="a">
        <style:list-level-properties text:min-label-width="6mm"/>
      </text:list-level-style-number>
      <text:list-level-style-number text:level="6" style:num-suffix="." style:num-format="a">
        <style:list-level-properties text:min-label-width="6mm"/>
      </text:list-level-style-number>
      <text:list-level-style-number text:level="7" style:num-suffix="." style:num-format="a">
        <style:list-level-properties text:min-label-width="6mm"/>
      </text:list-level-style-number>
      <text:list-level-style-number text:level="8" style:num-suffix="." style:num-format="a">
        <style:list-level-properties text:min-label-width="6mm"/>
      </text:list-level-style-number>
      <text:list-level-style-number text:level="9" style:num-suffix="." style:num-format="a">
        <style:list-level-properties text:min-label-width="6mm"/>
      </text:list-level-style-number>
      <text:list-level-style-number text:level="10" style:num-suffix="." style:num-format="a">
        <style:list-level-properties text:min-label-width="6mm"/>
      </text:list-level-style-number>
    </text:list-style>
    <text:list-style style:name="li3i">
      <text:list-level-style-number text:level="1" style:num-suffix="." style:num-format="i">
        <style:list-level-properties text:min-label-width="6mm"/>
      </text:list-level-style-number>
      <text:list-level-style-number text:level="2" style:num-suffix="." style:num-format="i">
        <style:list-level-properties text:min-label-width="6mm"/>
      </text:list-level-style-number>
      <text:list-level-style-number text:level="3" style:num-suffix="." style:num-format="i">
        <style:list-level-properties text:min-label-width="6mm"/>
      </text:list-level-style-number>
      <text:list-level-style-number text:level="4" style:num-suffix="." style:num-format="i">
        <style:list-level-properties text:min-label-width="6mm"/>
      </text:list-level-style-number>
      <text:list-level-style-number text:level="5" style:num-suffix="." style:num-format="i">
        <style:list-level-properties text:min-label-width="6mm"/>
      </text:list-level-style-number>
      <text:list-level-style-number text:level="6" style:num-suffix="." style:num-format="i">
        <style:list-level-properties text:min-label-width="6mm"/>
      </text:list-level-style-number>
      <text:list-level-style-number text:level="7" style:num-suffix="." style:num-format="i">
        <style:list-level-properties text:min-label-width="6mm"/>
      </text:list-level-style-number>
      <text:list-level-style-number text:level="8" style:num-suffix="." style:num-format="i">
        <style:list-level-properties text:min-label-width="6mm"/>
      </text:list-level-style-number>
      <text:list-level-style-number text:level="9" style:num-suffix="." style:num-format="i">
        <style:list-level-properties text:min-label-width="6mm"/>
      </text:list-level-style-number>
      <text:list-level-style-number text:level="10" style:num-suffix="." style:num-format="i">
        <style:list-level-properties text:min-label-width="6mm"/>
      </text:list-level-style-number>
    </text:list-style>
    <text:list-style style:name="li3A">
      <text:list-level-style-number text:level="1" style:num-suffix="." style:num-format="A">
        <style:list-level-properties text:min-label-width="6mm"/>
      </text:list-level-style-number>
      <text:list-level-style-number text:level="2" style:num-suffix="." style:num-format="A">
        <style:list-level-properties text:min-label-width="6mm"/>
      </text:list-level-style-number>
      <text:list-level-style-number text:level="3" style:num-suffix="." style:num-format="A">
        <style:list-level-properties text:min-label-width="6mm"/>
      </text:list-level-style-number>
      <text:list-level-style-number text:level="4" style:num-suffix="." style:num-format="A">
        <style:list-level-properties text:min-label-width="6mm"/>
      </text:list-level-style-number>
      <text:list-level-style-number text:level="5" style:num-suffix="." style:num-format="A">
        <style:list-level-properties text:min-label-width="6mm"/>
      </text:list-level-style-number>
      <text:list-level-style-number text:level="6" style:num-suffix="." style:num-format="A">
        <style:list-level-properties text:min-label-width="6mm"/>
      </text:list-level-style-number>
      <text:list-level-style-number text:level="7" style:num-suffix="." style:num-format="A">
        <style:list-level-properties text:min-label-width="6mm"/>
      </text:list-level-style-number>
      <text:list-level-style-number text:level="8" style:num-suffix="." style:num-format="A">
        <style:list-level-properties text:min-label-width="6mm"/>
      </text:list-level-style-number>
      <text:list-level-style-number text:level="9" style:num-suffix="." style:num-format="A">
        <style:list-level-properties text:min-label-width="6mm"/>
      </text:list-level-style-number>
      <text:list-level-style-number text:level="10" style:num-suffix="." style:num-format="A">
        <style:list-level-properties text:min-label-width="6mm"/>
      </text:list-level-style-number>
    </text:list-style>
    <text:list-style style:name="li3I">
      <text:list-level-style-number text:level="1" style:num-suffix="." style:num-format="I">
        <style:list-level-properties text:min-label-width="6mm"/>
      </text:list-level-style-number>
      <text:list-level-style-number text:level="2" style:num-suffix="." style:num-format="I">
        <style:list-level-properties text:min-label-width="6mm"/>
      </text:list-level-style-number>
      <text:list-level-style-number text:level="3" style:num-suffix="." style:num-format="I">
        <style:list-level-properties text:min-label-width="6mm"/>
      </text:list-level-style-number>
      <text:list-level-style-number text:level="4" style:num-suffix="." style:num-format="I">
        <style:list-level-properties text:min-label-width="6mm"/>
      </text:list-level-style-number>
      <text:list-level-style-number text:level="5" style:num-suffix="." style:num-format="I">
        <style:list-level-properties text:min-label-width="6mm"/>
      </text:list-level-style-number>
      <text:list-level-style-number text:level="6" style:num-suffix="." style:num-format="I">
        <style:list-level-properties text:min-label-width="6mm"/>
      </text:list-level-style-number>
      <text:list-level-style-number text:level="7" style:num-suffix="." style:num-format="I">
        <style:list-level-properties text:min-label-width="6mm"/>
      </text:list-level-style-number>
      <text:list-level-style-number text:level="8" style:num-suffix="." style:num-format="I">
        <style:list-level-properties text:min-label-width="6mm"/>
      </text:list-level-style-number>
      <text:list-level-style-number text:level="9" style:num-suffix="." style:num-format="I">
        <style:list-level-properties text:min-label-width="6mm"/>
      </text:list-level-style-number>
      <text:list-level-style-number text:level="10" style:num-suffix="." style:num-format="I">
        <style:list-level-properties text:min-label-width="6mm"/>
      </text:list-level-style-number>
    </text:list-style>
    <text:list-style style:name="li3n">
      <text:list-level-style-number text:level="1" style:num-suffix="." style:num-format="1">
        <style:list-level-properties text:min-label-width="6mm"/>
      </text:list-level-style-number>
      <text:list-level-style-number text:level="2" style:num-suffix="." style:num-format="1">
        <style:list-level-properties text:min-label-width="6mm"/>
      </text:list-level-style-number>
      <text:list-level-style-number text:level="3" style:num-suffix="." style:num-format="1">
        <style:list-level-properties text:min-label-width="6mm"/>
      </text:list-level-style-number>
      <text:list-level-style-number text:level="4" style:num-suffix="." style:num-format="1">
        <style:list-level-properties text:min-label-width="6mm"/>
      </text:list-level-style-number>
      <text:list-level-style-number text:level="5" style:num-suffix="." style:num-format="1">
        <style:list-level-properties text:min-label-width="6mm"/>
      </text:list-level-style-number>
      <text:list-level-style-number text:level="6" style:num-suffix="." style:num-format="1">
        <style:list-level-properties text:min-label-width="6mm"/>
      </text:list-level-style-number>
      <text:list-level-style-number text:level="7" style:num-suffix="." style:num-format="1">
        <style:list-level-properties text:min-label-width="6mm"/>
      </text:list-level-style-number>
      <text:list-level-style-number text:level="8" style:num-suffix="." style:num-format="1">
        <style:list-level-properties text:min-label-width="6mm"/>
      </text:list-level-style-number>
      <text:list-level-style-number text:level="9" style:num-suffix="." style:num-format="1">
        <style:list-level-properties text:min-label-width="6mm"/>
      </text:list-level-style-number>
      <text:list-level-style-number text:level="10" style:num-suffix="." style:num-format="1">
        <style:list-level-properties text:min-label-width="6mm"/>
      </text:list-level-style-number>
    </text:list-style>
    <text:list-style style:name="li3b">
      <text:list-level-style-bullet text:level="1" style:num-suffix="." text:bullet-char="●">
        <style:list-level-properties text:min-label-width="6mm"/>
      </text:list-level-style-bullet>
      <text:list-level-style-bullet text:level="2" style:num-suffix="." text:bullet-char="○">
        <style:list-level-properties text:min-label-width="6mm"/>
      </text:list-level-style-bullet>
      <text:list-level-style-bullet text:level="3" style:num-suffix="." text:bullet-char="■">
        <style:list-level-properties text:min-label-width="6mm"/>
      </text:list-level-style-bullet>
      <text:list-level-style-bullet text:level="4" style:num-suffix="." text:bullet-char="●">
        <style:list-level-properties text:min-label-width="6mm"/>
      </text:list-level-style-bullet>
      <text:list-level-style-bullet text:level="5" style:num-suffix="." text:bullet-char="○">
        <style:list-level-properties text:min-label-width="6mm"/>
      </text:list-level-style-bullet>
      <text:list-level-style-bullet text:level="6" style:num-suffix="." text:bullet-char="■">
        <style:list-level-properties text:min-label-width="6mm"/>
      </text:list-level-style-bullet>
      <text:list-level-style-bullet text:level="7" style:num-suffix="." text:bullet-char="●">
        <style:list-level-properties text:min-label-width="6mm"/>
      </text:list-level-style-bullet>
      <text:list-level-style-bullet text:level="8" style:num-suffix="." text:bullet-char="○">
        <style:list-level-properties text:min-label-width="6mm"/>
      </text:list-level-style-bullet>
      <text:list-level-style-bullet text:level="9" style:num-suffix="." text:bullet-char="■">
        <style:list-level-properties text:min-label-width="6mm"/>
      </text:list-level-style-bullet>
      <text:list-level-style-bullet text:level="10" style:num-suffix="." text:bullet-char="●">
        <style:list-level-properties text:min-label-width="6mm"/>
      </text:list-level-style-bullet>
    </text:list-style>
    <text:list-style style:name="li4a">
      <text:list-level-style-number text:level="1" style:num-suffix="." style:num-format="a">
        <style:list-level-properties text:min-label-width="6mm"/>
      </text:list-level-style-number>
      <text:list-level-style-number text:level="2" style:num-suffix="." style:num-format="a">
        <style:list-level-properties text:min-label-width="6mm"/>
      </text:list-level-style-number>
      <text:list-level-style-number text:level="3" style:num-suffix="." style:num-format="a">
        <style:list-level-properties text:min-label-width="6mm"/>
      </text:list-level-style-number>
      <text:list-level-style-number text:level="4" style:num-suffix="." style:num-format="a">
        <style:list-level-properties text:min-label-width="6mm"/>
      </text:list-level-style-number>
      <text:list-level-style-number text:level="5" style:num-suffix="." style:num-format="a">
        <style:list-level-properties text:min-label-width="6mm"/>
      </text:list-level-style-number>
      <text:list-level-style-number text:level="6" style:num-suffix="." style:num-format="a">
        <style:list-level-properties text:min-label-width="6mm"/>
      </text:list-level-style-number>
      <text:list-level-style-number text:level="7" style:num-suffix="." style:num-format="a">
        <style:list-level-properties text:min-label-width="6mm"/>
      </text:list-level-style-number>
      <text:list-level-style-number text:level="8" style:num-suffix="." style:num-format="a">
        <style:list-level-properties text:min-label-width="6mm"/>
      </text:list-level-style-number>
      <text:list-level-style-number text:level="9" style:num-suffix="." style:num-format="a">
        <style:list-level-properties text:min-label-width="6mm"/>
      </text:list-level-style-number>
      <text:list-level-style-number text:level="10" style:num-suffix="." style:num-format="a">
        <style:list-level-properties text:min-label-width="6mm"/>
      </text:list-level-style-number>
    </text:list-style>
    <text:list-style style:name="li4i">
      <text:list-level-style-number text:level="1" style:num-suffix="." style:num-format="i">
        <style:list-level-properties text:min-label-width="6mm"/>
      </text:list-level-style-number>
      <text:list-level-style-number text:level="2" style:num-suffix="." style:num-format="i">
        <style:list-level-properties text:min-label-width="6mm"/>
      </text:list-level-style-number>
      <text:list-level-style-number text:level="3" style:num-suffix="." style:num-format="i">
        <style:list-level-properties text:min-label-width="6mm"/>
      </text:list-level-style-number>
      <text:list-level-style-number text:level="4" style:num-suffix="." style:num-format="i">
        <style:list-level-properties text:min-label-width="6mm"/>
      </text:list-level-style-number>
      <text:list-level-style-number text:level="5" style:num-suffix="." style:num-format="i">
        <style:list-level-properties text:min-label-width="6mm"/>
      </text:list-level-style-number>
      <text:list-level-style-number text:level="6" style:num-suffix="." style:num-format="i">
        <style:list-level-properties text:min-label-width="6mm"/>
      </text:list-level-style-number>
      <text:list-level-style-number text:level="7" style:num-suffix="." style:num-format="i">
        <style:list-level-properties text:min-label-width="6mm"/>
      </text:list-level-style-number>
      <text:list-level-style-number text:level="8" style:num-suffix="." style:num-format="i">
        <style:list-level-properties text:min-label-width="6mm"/>
      </text:list-level-style-number>
      <text:list-level-style-number text:level="9" style:num-suffix="." style:num-format="i">
        <style:list-level-properties text:min-label-width="6mm"/>
      </text:list-level-style-number>
      <text:list-level-style-number text:level="10" style:num-suffix="." style:num-format="i">
        <style:list-level-properties text:min-label-width="6mm"/>
      </text:list-level-style-number>
    </text:list-style>
    <text:list-style style:name="li4A">
      <text:list-level-style-number text:level="1" style:num-suffix="." style:num-format="A">
        <style:list-level-properties text:min-label-width="6mm"/>
      </text:list-level-style-number>
      <text:list-level-style-number text:level="2" style:num-suffix="." style:num-format="A">
        <style:list-level-properties text:min-label-width="6mm"/>
      </text:list-level-style-number>
      <text:list-level-style-number text:level="3" style:num-suffix="." style:num-format="A">
        <style:list-level-properties text:min-label-width="6mm"/>
      </text:list-level-style-number>
      <text:list-level-style-number text:level="4" style:num-suffix="." style:num-format="A">
        <style:list-level-properties text:min-label-width="6mm"/>
      </text:list-level-style-number>
      <text:list-level-style-number text:level="5" style:num-suffix="." style:num-format="A">
        <style:list-level-properties text:min-label-width="6mm"/>
      </text:list-level-style-number>
      <text:list-level-style-number text:level="6" style:num-suffix="." style:num-format="A">
        <style:list-level-properties text:min-label-width="6mm"/>
      </text:list-level-style-number>
      <text:list-level-style-number text:level="7" style:num-suffix="." style:num-format="A">
        <style:list-level-properties text:min-label-width="6mm"/>
      </text:list-level-style-number>
      <text:list-level-style-number text:level="8" style:num-suffix="." style:num-format="A">
        <style:list-level-properties text:min-label-width="6mm"/>
      </text:list-level-style-number>
      <text:list-level-style-number text:level="9" style:num-suffix="." style:num-format="A">
        <style:list-level-properties text:min-label-width="6mm"/>
      </text:list-level-style-number>
      <text:list-level-style-number text:level="10" style:num-suffix="." style:num-format="A">
        <style:list-level-properties text:min-label-width="6mm"/>
      </text:list-level-style-number>
    </text:list-style>
    <text:list-style style:name="li4I">
      <text:list-level-style-number text:level="1" style:num-suffix="." style:num-format="I">
        <style:list-level-properties text:min-label-width="6mm"/>
      </text:list-level-style-number>
      <text:list-level-style-number text:level="2" style:num-suffix="." style:num-format="I">
        <style:list-level-properties text:min-label-width="6mm"/>
      </text:list-level-style-number>
      <text:list-level-style-number text:level="3" style:num-suffix="." style:num-format="I">
        <style:list-level-properties text:min-label-width="6mm"/>
      </text:list-level-style-number>
      <text:list-level-style-number text:level="4" style:num-suffix="." style:num-format="I">
        <style:list-level-properties text:min-label-width="6mm"/>
      </text:list-level-style-number>
      <text:list-level-style-number text:level="5" style:num-suffix="." style:num-format="I">
        <style:list-level-properties text:min-label-width="6mm"/>
      </text:list-level-style-number>
      <text:list-level-style-number text:level="6" style:num-suffix="." style:num-format="I">
        <style:list-level-properties text:min-label-width="6mm"/>
      </text:list-level-style-number>
      <text:list-level-style-number text:level="7" style:num-suffix="." style:num-format="I">
        <style:list-level-properties text:min-label-width="6mm"/>
      </text:list-level-style-number>
      <text:list-level-style-number text:level="8" style:num-suffix="." style:num-format="I">
        <style:list-level-properties text:min-label-width="6mm"/>
      </text:list-level-style-number>
      <text:list-level-style-number text:level="9" style:num-suffix="." style:num-format="I">
        <style:list-level-properties text:min-label-width="6mm"/>
      </text:list-level-style-number>
      <text:list-level-style-number text:level="10" style:num-suffix="." style:num-format="I">
        <style:list-level-properties text:min-label-width="6mm"/>
      </text:list-level-style-number>
    </text:list-style>
    <text:list-style style:name="li4n">
      <text:list-level-style-number text:level="1" style:num-suffix="." style:num-format="1">
        <style:list-level-properties text:min-label-width="6mm"/>
      </text:list-level-style-number>
      <text:list-level-style-number text:level="2" style:num-suffix="." style:num-format="1">
        <style:list-level-properties text:min-label-width="6mm"/>
      </text:list-level-style-number>
      <text:list-level-style-number text:level="3" style:num-suffix="." style:num-format="1">
        <style:list-level-properties text:min-label-width="6mm"/>
      </text:list-level-style-number>
      <text:list-level-style-number text:level="4" style:num-suffix="." style:num-format="1">
        <style:list-level-properties text:min-label-width="6mm"/>
      </text:list-level-style-number>
      <text:list-level-style-number text:level="5" style:num-suffix="." style:num-format="1">
        <style:list-level-properties text:min-label-width="6mm"/>
      </text:list-level-style-number>
      <text:list-level-style-number text:level="6" style:num-suffix="." style:num-format="1">
        <style:list-level-properties text:min-label-width="6mm"/>
      </text:list-level-style-number>
      <text:list-level-style-number text:level="7" style:num-suffix="." style:num-format="1">
        <style:list-level-properties text:min-label-width="6mm"/>
      </text:list-level-style-number>
      <text:list-level-style-number text:level="8" style:num-suffix="." style:num-format="1">
        <style:list-level-properties text:min-label-width="6mm"/>
      </text:list-level-style-number>
      <text:list-level-style-number text:level="9" style:num-suffix="." style:num-format="1">
        <style:list-level-properties text:min-label-width="6mm"/>
      </text:list-level-style-number>
      <text:list-level-style-number text:level="10" style:num-suffix="." style:num-format="1">
        <style:list-level-properties text:min-label-width="6mm"/>
      </text:list-level-style-number>
    </text:list-style>
    <text:list-style style:name="li4b">
      <text:list-level-style-bullet text:level="1" style:num-suffix="." text:bullet-char="●">
        <style:list-level-properties text:min-label-width="6mm"/>
      </text:list-level-style-bullet>
      <text:list-level-style-bullet text:level="2" style:num-suffix="." text:bullet-char="○">
        <style:list-level-properties text:min-label-width="6mm"/>
      </text:list-level-style-bullet>
      <text:list-level-style-bullet text:level="3" style:num-suffix="." text:bullet-char="■">
        <style:list-level-properties text:min-label-width="6mm"/>
      </text:list-level-style-bullet>
      <text:list-level-style-bullet text:level="4" style:num-suffix="." text:bullet-char="●">
        <style:list-level-properties text:min-label-width="6mm"/>
      </text:list-level-style-bullet>
      <text:list-level-style-bullet text:level="5" style:num-suffix="." text:bullet-char="○">
        <style:list-level-properties text:min-label-width="6mm"/>
      </text:list-level-style-bullet>
      <text:list-level-style-bullet text:level="6" style:num-suffix="." text:bullet-char="■">
        <style:list-level-properties text:min-label-width="6mm"/>
      </text:list-level-style-bullet>
      <text:list-level-style-bullet text:level="7" style:num-suffix="." text:bullet-char="●">
        <style:list-level-properties text:min-label-width="6mm"/>
      </text:list-level-style-bullet>
      <text:list-level-style-bullet text:level="8" style:num-suffix="." text:bullet-char="○">
        <style:list-level-properties text:min-label-width="6mm"/>
      </text:list-level-style-bullet>
      <text:list-level-style-bullet text:level="9" style:num-suffix="." text:bullet-char="■">
        <style:list-level-properties text:min-label-width="6mm"/>
      </text:list-level-style-bullet>
      <text:list-level-style-bullet text:level="10" style:num-suffix="." text:bullet-char="●">
        <style:list-level-properties text:min-label-width="6mm"/>
      </text:list-level-style-bullet>
    </text:list-style>
    <text:list-style style:name="li5a">
      <text:list-level-style-number text:level="1" style:num-suffix="." style:num-format="a">
        <style:list-level-properties text:min-label-width="6mm"/>
      </text:list-level-style-number>
      <text:list-level-style-number text:level="2" style:num-suffix="." style:num-format="a">
        <style:list-level-properties text:min-label-width="6mm"/>
      </text:list-level-style-number>
      <text:list-level-style-number text:level="3" style:num-suffix="." style:num-format="a">
        <style:list-level-properties text:min-label-width="6mm"/>
      </text:list-level-style-number>
      <text:list-level-style-number text:level="4" style:num-suffix="." style:num-format="a">
        <style:list-level-properties text:min-label-width="6mm"/>
      </text:list-level-style-number>
      <text:list-level-style-number text:level="5" style:num-suffix="." style:num-format="a">
        <style:list-level-properties text:min-label-width="6mm"/>
      </text:list-level-style-number>
      <text:list-level-style-number text:level="6" style:num-suffix="." style:num-format="a">
        <style:list-level-properties text:min-label-width="6mm"/>
      </text:list-level-style-number>
      <text:list-level-style-number text:level="7" style:num-suffix="." style:num-format="a">
        <style:list-level-properties text:min-label-width="6mm"/>
      </text:list-level-style-number>
      <text:list-level-style-number text:level="8" style:num-suffix="." style:num-format="a">
        <style:list-level-properties text:min-label-width="6mm"/>
      </text:list-level-style-number>
      <text:list-level-style-number text:level="9" style:num-suffix="." style:num-format="a">
        <style:list-level-properties text:min-label-width="6mm"/>
      </text:list-level-style-number>
      <text:list-level-style-number text:level="10" style:num-suffix="." style:num-format="a">
        <style:list-level-properties text:min-label-width="6mm"/>
      </text:list-level-style-number>
    </text:list-style>
    <text:list-style style:name="li5i">
      <text:list-level-style-number text:level="1" style:num-suffix="." style:num-format="i">
        <style:list-level-properties text:min-label-width="6mm"/>
      </text:list-level-style-number>
      <text:list-level-style-number text:level="2" style:num-suffix="." style:num-format="i">
        <style:list-level-properties text:min-label-width="6mm"/>
      </text:list-level-style-number>
      <text:list-level-style-number text:level="3" style:num-suffix="." style:num-format="i">
        <style:list-level-properties text:min-label-width="6mm"/>
      </text:list-level-style-number>
      <text:list-level-style-number text:level="4" style:num-suffix="." style:num-format="i">
        <style:list-level-properties text:min-label-width="6mm"/>
      </text:list-level-style-number>
      <text:list-level-style-number text:level="5" style:num-suffix="." style:num-format="i">
        <style:list-level-properties text:min-label-width="6mm"/>
      </text:list-level-style-number>
      <text:list-level-style-number text:level="6" style:num-suffix="." style:num-format="i">
        <style:list-level-properties text:min-label-width="6mm"/>
      </text:list-level-style-number>
      <text:list-level-style-number text:level="7" style:num-suffix="." style:num-format="i">
        <style:list-level-properties text:min-label-width="6mm"/>
      </text:list-level-style-number>
      <text:list-level-style-number text:level="8" style:num-suffix="." style:num-format="i">
        <style:list-level-properties text:min-label-width="6mm"/>
      </text:list-level-style-number>
      <text:list-level-style-number text:level="9" style:num-suffix="." style:num-format="i">
        <style:list-level-properties text:min-label-width="6mm"/>
      </text:list-level-style-number>
      <text:list-level-style-number text:level="10" style:num-suffix="." style:num-format="i">
        <style:list-level-properties text:min-label-width="6mm"/>
      </text:list-level-style-number>
    </text:list-style>
    <text:list-style style:name="li5A">
      <text:list-level-style-number text:level="1" style:num-suffix="." style:num-format="A">
        <style:list-level-properties text:min-label-width="6mm"/>
      </text:list-level-style-number>
      <text:list-level-style-number text:level="2" style:num-suffix="." style:num-format="A">
        <style:list-level-properties text:min-label-width="6mm"/>
      </text:list-level-style-number>
      <text:list-level-style-number text:level="3" style:num-suffix="." style:num-format="A">
        <style:list-level-properties text:min-label-width="6mm"/>
      </text:list-level-style-number>
      <text:list-level-style-number text:level="4" style:num-suffix="." style:num-format="A">
        <style:list-level-properties text:min-label-width="6mm"/>
      </text:list-level-style-number>
      <text:list-level-style-number text:level="5" style:num-suffix="." style:num-format="A">
        <style:list-level-properties text:min-label-width="6mm"/>
      </text:list-level-style-number>
      <text:list-level-style-number text:level="6" style:num-suffix="." style:num-format="A">
        <style:list-level-properties text:min-label-width="6mm"/>
      </text:list-level-style-number>
      <text:list-level-style-number text:level="7" style:num-suffix="." style:num-format="A">
        <style:list-level-properties text:min-label-width="6mm"/>
      </text:list-level-style-number>
      <text:list-level-style-number text:level="8" style:num-suffix="." style:num-format="A">
        <style:list-level-properties text:min-label-width="6mm"/>
      </text:list-level-style-number>
      <text:list-level-style-number text:level="9" style:num-suffix="." style:num-format="A">
        <style:list-level-properties text:min-label-width="6mm"/>
      </text:list-level-style-number>
      <text:list-level-style-number text:level="10" style:num-suffix="." style:num-format="A">
        <style:list-level-properties text:min-label-width="6mm"/>
      </text:list-level-style-number>
    </text:list-style>
    <text:list-style style:name="li5I">
      <text:list-level-style-number text:level="1" style:num-suffix="." style:num-format="I">
        <style:list-level-properties text:min-label-width="6mm"/>
      </text:list-level-style-number>
      <text:list-level-style-number text:level="2" style:num-suffix="." style:num-format="I">
        <style:list-level-properties text:min-label-width="6mm"/>
      </text:list-level-style-number>
      <text:list-level-style-number text:level="3" style:num-suffix="." style:num-format="I">
        <style:list-level-properties text:min-label-width="6mm"/>
      </text:list-level-style-number>
      <text:list-level-style-number text:level="4" style:num-suffix="." style:num-format="I">
        <style:list-level-properties text:min-label-width="6mm"/>
      </text:list-level-style-number>
      <text:list-level-style-number text:level="5" style:num-suffix="." style:num-format="I">
        <style:list-level-properties text:min-label-width="6mm"/>
      </text:list-level-style-number>
      <text:list-level-style-number text:level="6" style:num-suffix="." style:num-format="I">
        <style:list-level-properties text:min-label-width="6mm"/>
      </text:list-level-style-number>
      <text:list-level-style-number text:level="7" style:num-suffix="." style:num-format="I">
        <style:list-level-properties text:min-label-width="6mm"/>
      </text:list-level-style-number>
      <text:list-level-style-number text:level="8" style:num-suffix="." style:num-format="I">
        <style:list-level-properties text:min-label-width="6mm"/>
      </text:list-level-style-number>
      <text:list-level-style-number text:level="9" style:num-suffix="." style:num-format="I">
        <style:list-level-properties text:min-label-width="6mm"/>
      </text:list-level-style-number>
      <text:list-level-style-number text:level="10" style:num-suffix="." style:num-format="I">
        <style:list-level-properties text:min-label-width="6mm"/>
      </text:list-level-style-number>
    </text:list-style>
    <text:list-style style:name="li5n">
      <text:list-level-style-number text:level="1" style:num-suffix="." style:num-format="1">
        <style:list-level-properties text:min-label-width="6mm"/>
      </text:list-level-style-number>
      <text:list-level-style-number text:level="2" style:num-suffix="." style:num-format="1">
        <style:list-level-properties text:min-label-width="6mm"/>
      </text:list-level-style-number>
      <text:list-level-style-number text:level="3" style:num-suffix="." style:num-format="1">
        <style:list-level-properties text:min-label-width="6mm"/>
      </text:list-level-style-number>
      <text:list-level-style-number text:level="4" style:num-suffix="." style:num-format="1">
        <style:list-level-properties text:min-label-width="6mm"/>
      </text:list-level-style-number>
      <text:list-level-style-number text:level="5" style:num-suffix="." style:num-format="1">
        <style:list-level-properties text:min-label-width="6mm"/>
      </text:list-level-style-number>
      <text:list-level-style-number text:level="6" style:num-suffix="." style:num-format="1">
        <style:list-level-properties text:min-label-width="6mm"/>
      </text:list-level-style-number>
      <text:list-level-style-number text:level="7" style:num-suffix="." style:num-format="1">
        <style:list-level-properties text:min-label-width="6mm"/>
      </text:list-level-style-number>
      <text:list-level-style-number text:level="8" style:num-suffix="." style:num-format="1">
        <style:list-level-properties text:min-label-width="6mm"/>
      </text:list-level-style-number>
      <text:list-level-style-number text:level="9" style:num-suffix="." style:num-format="1">
        <style:list-level-properties text:min-label-width="6mm"/>
      </text:list-level-style-number>
      <text:list-level-style-number text:level="10" style:num-suffix="." style:num-format="1">
        <style:list-level-properties text:min-label-width="6mm"/>
      </text:list-level-style-number>
    </text:list-style>
    <text:list-style style:name="li5b">
      <text:list-level-style-bullet text:level="1" style:num-suffix="." text:bullet-char="●">
        <style:list-level-properties text:min-label-width="6mm"/>
      </text:list-level-style-bullet>
      <text:list-level-style-bullet text:level="2" style:num-suffix="." text:bullet-char="○">
        <style:list-level-properties text:min-label-width="6mm"/>
      </text:list-level-style-bullet>
      <text:list-level-style-bullet text:level="3" style:num-suffix="." text:bullet-char="■">
        <style:list-level-properties text:min-label-width="6mm"/>
      </text:list-level-style-bullet>
      <text:list-level-style-bullet text:level="4" style:num-suffix="." text:bullet-char="●">
        <style:list-level-properties text:min-label-width="6mm"/>
      </text:list-level-style-bullet>
      <text:list-level-style-bullet text:level="5" style:num-suffix="." text:bullet-char="○">
        <style:list-level-properties text:min-label-width="6mm"/>
      </text:list-level-style-bullet>
      <text:list-level-style-bullet text:level="6" style:num-suffix="." text:bullet-char="■">
        <style:list-level-properties text:min-label-width="6mm"/>
      </text:list-level-style-bullet>
      <text:list-level-style-bullet text:level="7" style:num-suffix="." text:bullet-char="●">
        <style:list-level-properties text:min-label-width="6mm"/>
      </text:list-level-style-bullet>
      <text:list-level-style-bullet text:level="8" style:num-suffix="." text:bullet-char="○">
        <style:list-level-properties text:min-label-width="6mm"/>
      </text:list-level-style-bullet>
      <text:list-level-style-bullet text:level="9" style:num-suffix="." text:bullet-char="■">
        <style:list-level-properties text:min-label-width="6mm"/>
      </text:list-level-style-bullet>
      <text:list-level-style-bullet text:level="10" style:num-suffix="." text:bullet-char="●">
        <style:list-level-properties text:min-label-width="6mm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09.99mm" fo:page-height="296.99mm" style:num-format="1" style:print-orientation="portrait" fo:margin-top="24.99mm" fo:margin-bottom="24.99mm" fo:margin-left="40.01mm" fo:margin-right="40.01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6mm" fo:margin-left="0mm" fo:margin-right="0mm" fo:margin-bottom="4.99mm" style:dynamic-spacing="false"/>
      </style:header-style>
      <style:footer-style>
        <style:header-footer-properties fo:min-height="6mm" fo:margin-left="0mm" fo:margin-right="0mm" fo:margin-top="4.99mm" style:dynamic-spacing="false"/>
      </style:footer-style>
    </style:page-layout>
    <style:page-layout style:name="Mpm2" style:page-usage="left">
      <style:page-layout-properties fo:page-width="209.99mm" fo:page-height="296.99mm" style:num-format="1" style:print-orientation="portrait" fo:margin-top="24.99mm" fo:margin-bottom="24.99mm" fo:margin-left="40.01mm" fo:margin-right="40.01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3" style:page-usage="right">
      <style:page-layout-properties fo:page-width="209.99mm" fo:page-height="296.99mm" style:num-format="1" style:print-orientation="portrait" fo:margin-top="24.99mm" fo:margin-bottom="24.99mm" fo:margin-left="40.01mm" fo:margin-right="40.01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subject>Thesis title</text:subject></text:p>
      </style:header>
      <style:header-left>
        <text:p text:style-name="Header"><text:title>Chapter title</text:title></text:p>
      </style:header-left>
      <style:footer>
        <text:p text:style-name="MP2"><text:page-number text:select-page="current">2</text:page-number></text:p>
      </style:footer>
    </style:master-page>
    <style:master-page style:name="Left_20_Page" style:display-name="Left Page" style:page-layout-name="Mpm2">
      <style:header>
        <text:p text:style-name="Header"><text:chapter text:display="number" text:outline-level="1"/> <text:chapter text:display="name" text:outline-level="1"/></text:p>
      </style:header>
      <style:footer>
        <text:p text:style-name="Footer"><text:page-number text:select-page="current">2</text:page-number></text:p>
      </style:footer>
    </style:master-page>
    <style:master-page style:name="Right_20_Page" style:display-name="Right Page" style:page-layout-name="Mpm3">
      <style:header>
        <text:p text:style-name="Header"><text:title>Chapter title</text:title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title>Chapter title</dc:title>
    <meta:initial-creator>Daniel de Byl</meta:initial-creator>
    <meta:creation-date>2009-03-16T13:00:25</meta:creation-date>
    <dc:creator>Daniel de Byl</dc:creator>
    <dc:date>2009-03-18T17:17:05.95</dc:date>
    <meta:editing-cycles>12</meta:editing-cycles>
    <meta:editing-duration>PT02H42M44S</meta:editing-duration>
    <dc:subject>Thesis title</dc:subject>
    <meta:document-statistic meta:table-count="0" meta:image-count="0" meta:object-count="0" meta:page-count="2" meta:paragraph-count="8" meta:word-count="11" meta:character-count="58"/>
    <meta:user-defined meta:name="Info 1"/>
    <meta:user-defined meta:name="Info 2"/>
    <meta:user-defined meta:name="Info 3"/>
    <meta:user-defined meta:name="Info 4"/>
  </office:meta>
</office:document-meta>
</file>